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vine Healing</text:p>
      <text:p text:style-name="P1"/>
      <text:p text:style-name="P1">The vexed question arises yet again. Especially in the light of the death of our Queen. But the question of mortality and death have also to be dealt with . We all die. Most I think hate death and even fear it. Of course such things cannot be discussed in polite or any other type of society! And yet death is the end of all people. Even women die. And yet the question of healing wont go away for me. Even if the death is final and ultimate for every person who has or will ever live. So ultimately a root cause analysis of death and disease seems to me to be required. </text:p>
      <text:p text:style-name="P1">If one does not accept the existence of a Creator God. Then I guess death and disease are just random elements in a meaningless existence. But even the death of a Queen hurts. Everything in me cries out against death and disease. Yet these are unpleasant facts of existence. But if one is a atheist then so what and who cares. Its all meaningless. Another meaningless life and death in the meaningless universe. This for me is the logical extreme of the atheist position. </text:p>
      <text:p text:style-name="P1">But if one accepts the idea of a Creator God, and especially the Christian God, especially the Christian God. How does one square the claims that He is a God of love and mercy and compassion, and yet we look around this world, and see the misery death injustice,starvation etc etc. </text:p>
      <text:p text:style-name="P1">These are not new questions. Surely it is the job of philosophy and <text:s/>theology to answer these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0T15:53:06.26</meta:creation-date>
    <dc:date>2022-09-10T16:23:33.57</dc:date>
    <meta:editing-duration>PT14M26S</meta:editing-duration>
    <meta:editing-cycles>2</meta:editing-cycles>
    <meta:generator>OpenOffice/4.1.13$Win32 OpenOffice.org_project/4113m1$Build-9810</meta:generator>
    <meta:document-statistic meta:table-count="0" meta:image-count="0" meta:object-count="0" meta:page-count="1" meta:paragraph-count="5" meta:word-count="268" meta:character-count="1444"/>
  </office:meta>
</office:document-meta>
</file>